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8b6" officeooo:paragraph-rsid="001058b6"/>
    </style:style>
    <style:style style:name="P2" style:family="paragraph" style:parent-style-name="Standard">
      <style:text-properties officeooo:rsid="001058b6" officeooo:paragraph-rsid="00133a74"/>
    </style:style>
    <style:style style:name="P3" style:family="paragraph" style:parent-style-name="Standard">
      <style:text-properties officeooo:rsid="00158c78" officeooo:paragraph-rsid="00158c78"/>
    </style:style>
    <style:style style:name="P4" style:family="paragraph" style:parent-style-name="Standard">
      <style:text-properties officeooo:rsid="00158c78" officeooo:paragraph-rsid="0016b388"/>
    </style:style>
    <style:style style:name="P5" style:family="paragraph" style:parent-style-name="Standard">
      <style:text-properties officeooo:rsid="0011d512" officeooo:paragraph-rsid="001f842b"/>
    </style:style>
    <style:style style:name="P6" style:family="paragraph" style:parent-style-name="Standard">
      <style:text-properties officeooo:rsid="0011d512" officeooo:paragraph-rsid="0026eb69"/>
    </style:style>
    <style:style style:name="P7" style:family="paragraph" style:parent-style-name="Standard">
      <style:text-properties fo:color="#006400" style:font-name="Consolas" fo:font-size="9.5pt" officeooo:paragraph-rsid="001f842b" fo:background-color="#ffffff" style:font-size-asian="9.5pt"/>
    </style:style>
    <style:style style:name="P8" style:family="paragraph" style:parent-style-name="Standard">
      <style:text-properties fo:color="#000000" style:font-name="Consolas" fo:font-size="9.5pt" officeooo:rsid="0018ce4b" officeooo:paragraph-rsid="0026eb69" fo:background-color="#ffffff" style:font-size-asian="9.5pt"/>
    </style:style>
    <style:style style:name="P9" style:family="paragraph" style:parent-style-name="Standard">
      <style:text-properties fo:color="#000000" style:font-name="Consolas" fo:font-size="9.5pt" officeooo:paragraph-rsid="001f842b" fo:background-color="#ffffff" style:font-size-asian="9.5pt"/>
    </style:style>
    <style:style style:name="P10" style:family="paragraph" style:parent-style-name="Standard">
      <style:text-properties fo:color="#000000" style:font-name="Consolas" fo:font-size="9.5pt" style:font-size-asian="9.5pt" fo:background-color="#ffffff"/>
    </style:style>
    <style:style style:name="P11" style:family="paragraph" style:parent-style-name="Standard">
      <style:text-properties fo:color="#000000" style:font-name="Consolas" fo:font-size="9.5pt" officeooo:paragraph-rsid="0026eb69" style:font-size-asian="9.5pt" fo:background-color="#ffffff"/>
    </style:style>
    <style:style style:name="P12" style:family="paragraph" style:parent-style-name="Standard">
      <style:text-properties officeooo:rsid="0016b388" officeooo:paragraph-rsid="0016b388"/>
    </style:style>
    <style:style style:name="P13" style:family="paragraph" style:parent-style-name="Standard">
      <style:text-properties officeooo:rsid="0016b388" officeooo:paragraph-rsid="001ae39a"/>
    </style:style>
    <style:style style:name="P14" style:family="paragraph" style:parent-style-name="Standard" style:list-style-name="L2">
      <style:text-properties officeooo:rsid="0016b388" officeooo:paragraph-rsid="001ae39a"/>
    </style:style>
    <style:style style:name="P15" style:family="paragraph" style:parent-style-name="Standard">
      <style:text-properties officeooo:rsid="00158c78" officeooo:paragraph-rsid="00158c78"/>
    </style:style>
    <style:style style:name="P16" style:family="paragraph" style:parent-style-name="Standard" style:list-style-name="L4">
      <style:text-properties officeooo:rsid="00158c78" officeooo:paragraph-rsid="00158c78"/>
    </style:style>
    <style:style style:name="P17" style:family="paragraph" style:parent-style-name="Standard" style:list-style-name="L4">
      <style:text-properties officeooo:rsid="00158c78" officeooo:paragraph-rsid="0016b388"/>
    </style:style>
    <style:style style:name="P18" style:family="paragraph" style:parent-style-name="Standard">
      <style:text-properties officeooo:rsid="001058b6" officeooo:paragraph-rsid="001058b6"/>
    </style:style>
    <style:style style:name="P19" style:family="paragraph" style:parent-style-name="Standard">
      <style:text-properties officeooo:rsid="001058b6" officeooo:paragraph-rsid="001f0782"/>
    </style:style>
    <style:style style:name="P20" style:family="paragraph" style:parent-style-name="Standard">
      <style:text-properties officeooo:rsid="001058b6" officeooo:paragraph-rsid="001f842b"/>
    </style:style>
    <style:style style:name="P21" style:family="paragraph" style:parent-style-name="Standard">
      <style:text-properties officeooo:rsid="001058b6" officeooo:paragraph-rsid="00241f4b"/>
    </style:style>
    <style:style style:name="P22" style:family="paragraph" style:parent-style-name="Standard">
      <style:text-properties officeooo:rsid="001abe6a" officeooo:paragraph-rsid="001abe6a"/>
    </style:style>
    <style:style style:name="P23" style:family="paragraph" style:parent-style-name="Standard">
      <style:text-properties officeooo:rsid="001abe6a" officeooo:paragraph-rsid="00241f4b"/>
    </style:style>
    <style:style style:name="P24" style:family="paragraph" style:parent-style-name="Standard">
      <style:text-properties officeooo:rsid="001abe6a" officeooo:paragraph-rsid="0027e7df"/>
    </style:style>
    <style:style style:name="P25" style:family="paragraph" style:parent-style-name="Standard">
      <style:text-properties officeooo:rsid="001c392a" officeooo:paragraph-rsid="001c392a"/>
    </style:style>
    <style:style style:name="P26" style:family="paragraph" style:parent-style-name="Standard">
      <style:text-properties officeooo:rsid="001c392a" officeooo:paragraph-rsid="001f842b"/>
    </style:style>
    <style:style style:name="P27" style:family="paragraph" style:parent-style-name="Standard">
      <style:text-properties officeooo:rsid="001f0782" officeooo:paragraph-rsid="001f0782"/>
    </style:style>
    <style:style style:name="P28" style:family="paragraph" style:parent-style-name="Standard" style:list-style-name="L3">
      <style:text-properties officeooo:rsid="001f0782" officeooo:paragraph-rsid="001f0782"/>
    </style:style>
    <style:style style:name="P29" style:family="paragraph" style:parent-style-name="Standard" style:list-style-name="L3">
      <style:text-properties officeooo:paragraph-rsid="001f0782"/>
    </style:style>
    <style:style style:name="P30" style:family="paragraph" style:parent-style-name="Standard">
      <style:text-properties officeooo:paragraph-rsid="001f842b"/>
    </style:style>
    <style:style style:name="P31" style:family="paragraph" style:parent-style-name="Standard">
      <style:text-properties officeooo:rsid="0025fbb8" officeooo:paragraph-rsid="00241f4b"/>
    </style:style>
    <style:style style:name="P32" style:family="paragraph" style:parent-style-name="Standard" style:list-style-name="L5">
      <style:text-properties officeooo:rsid="001bd98c" officeooo:paragraph-rsid="0026eb69"/>
    </style:style>
    <style:style style:name="P33" style:family="paragraph" style:parent-style-name="Standard">
      <style:text-properties officeooo:paragraph-rsid="0026eb69"/>
    </style:style>
    <style:style style:name="P34" style:family="paragraph" style:parent-style-name="Standard" style:list-style-name="L6">
      <style:text-properties officeooo:paragraph-rsid="0026eb69"/>
    </style:style>
    <style:style style:name="P35" style:family="paragraph" style:parent-style-name="Standard" style:list-style-name="L7">
      <style:text-properties officeooo:paragraph-rsid="0026eb69"/>
    </style:style>
    <style:style style:name="P36" style:family="paragraph" style:parent-style-name="Standard" style:list-style-name="L6">
      <style:text-properties officeooo:rsid="0026eb69" officeooo:paragraph-rsid="0026eb69"/>
    </style:style>
    <style:style style:name="P37" style:family="paragraph" style:parent-style-name="Standard" style:list-style-name="L7">
      <style:text-properties officeooo:rsid="0026eb69" officeooo:paragraph-rsid="0026eb69"/>
    </style:style>
    <style:style style:name="P38" style:family="paragraph" style:parent-style-name="Heading_20_1">
      <style:text-properties officeooo:rsid="00241f4b" officeooo:paragraph-rsid="00241f4b"/>
    </style:style>
    <style:style style:name="T1" style:family="text">
      <style:text-properties officeooo:rsid="0011d512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000000" style:font-name="Consolas" fo:font-size="9.5pt" officeooo:rsid="001c63fa" style:font-size-asian="9.5pt" fo:background-color="#ffffff"/>
    </style:style>
    <style:style style:name="T7" style:family="text">
      <style:text-properties fo:color="#2b91af" style:font-name="Consolas" fo:font-size="9.5pt" fo:background-color="#ffffff" loext:char-shading-value="0" style:font-size-asian="9.5pt"/>
    </style:style>
    <style:style style:name="T8" style:family="text">
      <style:text-properties fo:color="#006400" style:font-name="Consolas" fo:font-size="9.5pt" fo:background-color="#ffffff" loext:char-shading-value="0" style:font-size-asian="9.5pt"/>
    </style:style>
    <style:style style:name="T9" style:family="text">
      <style:text-properties fo:color="#006400" style:font-name="Consolas" fo:font-size="9.5pt" officeooo:rsid="0011d512" fo:background-color="#ffffff" loext:char-shading-value="0" style:font-size-asian="9.5pt"/>
    </style:style>
    <style:style style:name="T10" style:family="text">
      <style:text-properties fo:color="#006400" style:font-name="Consolas" fo:font-size="9.5pt" style:font-size-asian="9.5pt" fo:background-color="#ffffff"/>
    </style:style>
    <style:style style:name="T11" style:family="text">
      <style:text-properties officeooo:rsid="00133a74"/>
    </style:style>
    <style:style style:name="T12" style:family="text">
      <style:text-properties officeooo:rsid="0016b388"/>
    </style:style>
    <style:style style:name="T13" style:family="text">
      <style:text-properties officeooo:rsid="0018ce4b"/>
    </style:style>
    <style:style style:name="T14" style:family="text">
      <style:text-properties officeooo:rsid="001abe6a"/>
    </style:style>
    <style:style style:name="T15" style:family="text">
      <style:text-properties officeooo:rsid="001ae39a"/>
    </style:style>
    <style:style style:name="T16" style:family="text">
      <style:text-properties officeooo:rsid="001c392a"/>
    </style:style>
    <style:style style:name="T17" style:family="text">
      <style:text-properties officeooo:rsid="001dcfd1"/>
    </style:style>
    <style:style style:name="T18" style:family="text">
      <style:text-properties officeooo:rsid="001f0782"/>
    </style:style>
    <style:style style:name="T19" style:family="text">
      <style:text-properties officeooo:rsid="001058b6"/>
    </style:style>
    <style:style style:name="T20" style:family="text">
      <style:text-properties officeooo:rsid="001f842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0782" style:font-weight-asian="bold" style:font-weight-complex="bold"/>
    </style:style>
    <style:style style:name="T23" style:family="text">
      <style:text-properties officeooo:rsid="002368f6"/>
    </style:style>
    <style:style style:name="T24" style:family="text">
      <style:text-properties officeooo:rsid="00241f4b"/>
    </style:style>
    <style:style style:name="T25" style:family="text">
      <style:text-properties officeooo:rsid="0026eb69"/>
    </style:style>
    <style:style style:name="T26" style:family="text">
      <style:text-properties officeooo:rsid="001c63fa"/>
    </style:style>
    <style:style style:name="T27" style:family="text">
      <style:text-properties officeooo:rsid="0027e7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sing Liquibook</text:p>
      <text:p text:style-name="Heading_20_1">Introduction</text:p>
      <text:p text:style-name="P27">Liquibook <text:span text:style-name="T19">handles the details of order-matching using an order book. <text:s/>Liquibook is flexible – designed to be incorporated relatively seamlessly into </text:span>an existing or new system<text:span text:style-name="T19">.</text:span></text:p>
      <text:p text:style-name="P1"/>
      <text:p text:style-name="P1">A <text:span text:style-name="T13">limit </text:span>order book is a collection of open <text:span text:style-name="T13"><text:s/></text:span>orders for a single security. <text:s/>If the system is managing multiple securities there will be a separate order book for each <text:span text:style-name="T11">security</text:span>.</text:p>
      <text:p text:style-name="P1"/>
      <text:p text:style-name="P25">Order matching is the process of generating trades from two or more orders for the same security. <text:s/>The trade must satisfy the constraints of every order included in the trade. <text:s text:c="2"/>Any order involved in a trade may be completely or partially satisfied by the trade. <text:s/>(i.e. an order may be involved in more than one trade.)</text:p>
      <text:p text:style-name="P26"/>
      <text:p text:style-name="P26">Liquibook can handle limit or market orders for a single security. <text:s/>It cannot presently handle multi-leg orders involving multiple securities.</text:p>
      <text:p text:style-name="Heading_20_1">Orders</text:p>
      <text:p text:style-name="P19"><text:span text:style-name="T17">Liquibook is focused on managing orders. <text:s/></text:span><text:s text:c="2"/><text:span text:style-name="T11">Liquibook does not constrain</text:span> the type of object that <text:span text:style-name="T13">can act</text:span> as an order. <text:s/><text:span text:style-name="T11">It handles any object that meets a few easy constraints, so the actual order object can be designed</text:span> to meet the needs of the rest of <text:span text:style-name="T17">the</text:span> system.</text:p>
      <text:p text:style-name="P2"/>
      <text:p text:style-name="P2">A<text:span text:style-name="T13">n application-defined object that will act as an order</text:span> must provide a small set of <text:span text:style-name="T1">methods</text:span> that Liquibook can use. <text:s text:c="2"/>This set of <text:span text:style-name="T1">methods</text:span> is defined in an interface <text:span text:style-name="T20">or concept </text:span>class named liquibook::book::Order. <text:s text:c="2"/><text:span text:style-name="T20">Details of this interface are given below.</text:span></text:p>
      <text:p text:style-name="Heading_20_2">Order Types</text:p>
      <text:p text:style-name="P20"><text:span text:style-name="T13">A</text:span> l<text:span text:style-name="T21">imit order</text:span> <text:span text:style-name="T13">is an order for which a desired </text:span>price <text:span text:style-name="T13">is specified. <text:s text:c="2"/>The trader </text:span>will accept a trade at that price or better. <text:s/>(i.e. <text:span text:style-name="T13">A sell order can execute</text:span> at the limit price or any higher prices. <text:s/><text:span text:style-name="T13">A buy order will execute</text:span> at the limit price or any lower price.)</text:p>
      <text:p text:style-name="P20"/>
      <text:p text:style-name="P20"><text:span text:style-name="T16">A</text:span> <text:span text:style-name="T21">market order</text:span> <text:span text:style-name="T16">is an order for which no prices is specified. <text:s/>T</text:span>he trader <text:span text:style-name="T13">submitting a market order </text:span>is willing to accept the best price they can get for the security. <text:s/><text:span text:style-name="T20">Two market orders can trade at the most recent price for the security. <text:s/>Otherwise the market order will trade against the best price available from an order book. <text:s text:c="2"/>If no matching open orders are available, the market order can be held until an appropriate matching order arrives.</text:span></text:p>
      <text:p text:style-name="Heading_20_2">Order Conditions</text:p>
      <text:p text:style-name="P27">Liquibook supports two conditions that can be applied to orders: <text:s/></text:p>
      <text:p text:style-name="P27"/>
      <text:list xml:id="list2685674060112695643" text:style-name="L3">
        <text:list-item>
          <text:p text:style-name="P29"><text:span text:style-name="T22">Immediate-or-cancel</text:span><text:span text:style-name="T18"> (Sometimes known as fill-or-kill) indicates that any trades which can be made against orders already in the system should be made, but any unfilled amount after these trades are made should be canceled.</text:span></text:p>
        </text:list-item>
        <text:list-item>
          <text:p text:style-name="P28"><text:span text:style-name="T21">All or none</text:span> indicates that no trade should occur until the entire order can be filled. <text:s/><text:span text:style-name="T25">Note that this does not require that only one trade should occur for the order [although Liquibook </text:span><text:soft-page-break/><text:span text:style-name="T25">currently imposes this restriction.] <text:s/>Instead the purpose is to ensure that either the entire order is filled or that no trades occur.</text:span></text:p>
        </text:list-item>
      </text:list>
      <text:p text:style-name="P27"/>
      <text:p text:style-name="P27">Both of these conditions may be applied to the same order in which case the order must be filled in its entirety from existing orders or else <text:span text:style-name="T20">no trades will be generated for the order.</text:span></text:p>
      <text:p text:style-name="Heading_20_2">Order Pointers</text:p>
      <text:p text:style-name="P3">Rather than working directly with Order objects, Liquibook accesses orders via another user-defined type, an OrderPtr. <text:s/>Adding this level of indirection provides some benefits. </text:p>
      <text:p text:style-name="P3"/>
      <text:list xml:id="list3272432036221466400" text:style-name="L4">
        <text:list-item>
          <text:p text:style-name="P16"><text:s/>Liquibook needs to store copies of the caller-supplied object in the order book. <text:s/>If Liquibook <text:span text:style-name="T13">copied </text:span>the <text:span text:style-name="T13">O</text:span>rder directly we could end up with more than one copy of the same order. <text:s/>As operations were applied to the order, these copies could become out-of-sync with each other leading to invalid results. Storing a pointer to the Order ensures that each <text:span text:style-name="T14">o</text:span>rder corresponds to <text:span text:style-name="T14">exactly</text:span> one object in memory.</text:p>
        </text:list-item>
        <text:list-item>
          <text:p text:style-name="P16">Copying an order pointer (to store it in the order book collection) is usually much faster than copying the entire order.</text:p>
        </text:list-item>
        <text:list-item>
          <text:p text:style-name="P17">When an order is removed from the book, Liquibook cannot know if/when is safe to delete the order and release the underlying memory. <text:s/>By using user-declared OrderPtr types, <text:span text:style-name="T12">Liquibook lets the application designer choose an object-lifetime management strategy rather than imposing one itself.</text:span></text:p>
        </text:list-item>
      </text:list>
      <text:p text:style-name="P4"/>
      <text:p text:style-name="P12">Thus most Liquibook objects have ObjectPtr as a template argument <text:span text:style-name="T14">to </text:span>allow the user to specify both the type of order object and the type of pointer to that object.</text:p>
      <text:p text:style-name="P4"/>
      <text:p text:style-name="P13">The object used as ObjectPtr must obey the usual pointer semantics. <text:s/>In particular:</text:p>
      <text:list xml:id="list9035452224266391785" text:style-name="L2">
        <text:list-item>
          <text:p text:style-name="P14"><text:span text:style-name="T15">An OrderPtr must</text:span> allow access to the target object using the <text:span text:style-name="T15">star(</text:span>‘*’<text:span text:style-name="T15">)</text:span> <text:span text:style-name="T15">and arrow(</text:span>‘-<text:span text:style-name="T15">&gt;</text:span>’<text:span text:style-name="T15">)</text:span> operator<text:span text:style-name="T15">s</text:span>. <text:s/></text:p>
        </text:list-item>
        <text:list-item>
          <text:p text:style-name="P14"><text:span text:style-name="T15">An OrderPtr must be</text:span> be copyable <text:span text:style-name="T15">and assignable. <text:s/>Copy and assignment must not throw an exception.</text:span> <text:s/></text:p>
        </text:list-item>
        <text:list-item>
          <text:p text:style-name="P14"><text:span text:style-name="T15">An OrderPtr </text:span>should <text:span text:style-name="T15">be swappable</text:span> via std::swap. <text:s/></text:p>
        </text:list-item>
        <text:list-item>
          <text:p text:style-name="P14"><text:span text:style-name="T15">An OrderPtor should be comparabile via the C++ equality comparison operator (‘==’) Comparing two ObjectPtrs should return true if they point to the same order, and false if they point to different orders.</text:span></text:p>
        </text:list-item>
      </text:list>
      <text:p text:style-name="P22">Raw pointer (CustomOrder *) and shared_ptr (std::shared_ptr&lt;CustomOrder&gt;) satisfy the requirements for an OrderPtr.</text:p>
      <text:p text:style-name="Heading_20_1">Updating an order book</text:p>
      <text:p text:style-name="P3"><text:span text:style-name="T5"><text:s text:c="2"/></text:span><text:span text:style-name="T10">/// @brief add an order to book</text:span></text:p>
      <text:p text:style-name="Standard"><text:span text:style-name="T5"><text:s text:c="2"/></text:span><text:span text:style-name="T10">/// @param order the order to add</text:span></text:p>
      <text:p text:style-name="Standard"><text:span text:style-name="T5"><text:s text:c="2"/></text:span><text:span text:style-name="T10">/// @param conditions special conditions on the order</text:span></text:p>
      <text:p text:style-name="Standard"><text:span text:style-name="T5"><text:s text:c="2"/></text:span><text:span text:style-name="T10">/// @return true if the add resulted in a fill</text:span></text:p>
      <text:p text:style-name="Standard"><text:span text:style-name="T5"><text:s text:c="2"/></text:span><text:span text:style-name="T3">virtual</text:span><text:span text:style-name="T5"> </text:span><text:span text:style-name="T3">bool</text:span><text:span text:style-name="T5"> add(</text:span><text:span text:style-name="T3">const</text:span><text:span text:style-name="T5"> OrderPtr&amp; order, OrderConditions conditions = 0);</text:span></text:p>
      <text:p text:style-name="P10"/>
      <text:p text:style-name="Standard"><text:span text:style-name="T5"><text:s text:c="2"/></text:span><text:span text:style-name="T10">/// @brief cancel an order in the book</text:span></text:p>
      <text:p text:style-name="Standard"><text:span text:style-name="T5"><text:s text:c="2"/></text:span><text:span text:style-name="T3">virtual</text:span><text:span text:style-name="T5"> </text:span><text:span text:style-name="T3">void</text:span><text:span text:style-name="T5"> cancel(</text:span><text:span text:style-name="T3">const</text:span><text:span text:style-name="T5"> OrderPtr&amp; order);</text:span></text:p>
      <text:p text:style-name="P10"/>
      <text:p text:style-name="Standard"><text:span text:style-name="T5"><text:s text:c="2"/></text:span><text:span text:style-name="T10">/// @brief replace an order in the book</text:span></text:p>
      <text:p text:style-name="Standard"><text:span text:style-name="T5"><text:s text:c="2"/></text:span><text:span text:style-name="T10">/// @param order the order to replace</text:span></text:p>
      <text:p text:style-name="Standard"><text:span text:style-name="T5"><text:s text:c="2"/></text:span><text:span text:style-name="T10">/// @param size_delta the change in size for the order (positive or negative)</text:span></text:p>
      <text:p text:style-name="Standard"><text:span text:style-name="T5"><text:s text:c="2"/></text:span><text:span text:style-name="T10">/// @param new_price the new order price, or PRICE_UNCHANGED</text:span></text:p>
      <text:p text:style-name="Standard"><text:soft-page-break/><text:span text:style-name="T5"><text:s text:c="2"/></text:span><text:span text:style-name="T10">/// @return true if the replace resulted in a fill</text:span></text:p>
      <text:p text:style-name="Standard"><text:span text:style-name="T5"><text:s text:c="2"/></text:span><text:span text:style-name="T3">virtual</text:span><text:span text:style-name="T5"> </text:span><text:span text:style-name="T3">bool</text:span><text:span text:style-name="T5"> replace(</text:span><text:span text:style-name="T3">const</text:span><text:span text:style-name="T5"> OrderPtr&amp; order, </text:span></text:p>
      <text:p text:style-name="Standard"><text:span text:style-name="T5"><text:s text:c="23"/>int32_t size_delta = SIZE_UNCHANGED,</text:span></text:p>
      <text:p text:style-name="Standard"><text:span text:style-name="T5"><text:s text:c="23"/>Price new_price = PRICE_UNCHANGED);</text:span></text:p>
      <text:p text:style-name="Heading_20_1">Liquibook listeners</text:p>
      <text:p text:style-name="P22"/>
      <text:p text:style-name="Standard"><text:span text:style-name="T5"><text:s text:c="2"/></text:span><text:span text:style-name="T10">/// @brief set the order listener</text:span></text:p>
      <text:p text:style-name="Standard"><text:span text:style-name="T5"><text:s text:c="2"/></text:span><text:span text:style-name="T3">void</text:span><text:span text:style-name="T5"> set_order_listener(TypedOrderListener* listener);</text:span></text:p>
      <text:list xml:id="list1182144812366487321" text:style-name="L5">
        <text:list-item>
          <text:p text:style-name="P32"><text:s text:c="2"/>accept<text:span text:style-name="T26">(order)</text:span></text:p>
        </text:list-item>
        <text:list-item>
          <text:p text:style-name="P32"><text:s text:c="2"/>reject<text:span text:style-name="T26">(order, reason)</text:span></text:p>
        </text:list-item>
        <text:list-item>
          <text:p text:style-name="P32"><text:s text:c="2"/>fill<text:span text:style-name="T26">(order, matched_order, qty, cost)</text:span></text:p>
        </text:list-item>
        <text:list-item>
          <text:p text:style-name="P32"><text:s text:c="2"/>cancel<text:span text:style-name="T26">(order)</text:span></text:p>
        </text:list-item>
        <text:list-item>
          <text:p text:style-name="P32"><text:s text:c="2"/>cancel_reject<text:span text:style-name="T26">(order, reason)</text:span></text:p>
        </text:list-item>
        <text:list-item>
          <text:p text:style-name="P32"><text:s text:c="2"/>replace <text:span text:style-name="T26">(order, delta_qty, price)</text:span></text:p>
        </text:list-item>
        <text:list-item>
          <text:p text:style-name="P32"><text:s text:c="2"/>replace_reject<text:span text:style-name="T26">(order, reason)</text:span> </text:p>
        </text:list-item>
      </text:list>
      <text:p text:style-name="P11"><text:span text:style-name="T5"/></text:p>
      <text:p text:style-name="Standard"><text:span text:style-name="T5"><text:s text:c="2"/></text:span><text:span text:style-name="T10">/// @brief set the trade listener</text:span></text:p>
      <text:p text:style-name="Standard"><text:span text:style-name="T5"><text:s text:c="2"/></text:span><text:span text:style-name="T3">void</text:span><text:span text:style-name="T5"> set_trade_listener(TypedTradeListener* listener);</text:span></text:p>
      <text:list xml:id="list7913188729936176889" text:style-name="L6">
        <text:list-item>
          <text:p text:style-name="P34"><text:span text:style-name="T6">trade(book, qty, cost (price*qty))</text:span></text:p>
          <text:list>
            <text:list-item>
              <text:p text:style-name="P36"><text:span text:style-name="T6">b</text:span><text:span text:style-name="T5">ook identifies the security, but not the order.</text:span></text:p>
            </text:list-item>
            <text:list-item>
              <text:p text:style-name="P36"><text:span text:style-name="T5">Each trade happens at a particular price which is presumably cost/qty.</text:span></text:p>
            </text:list-item>
          </text:list>
        </text:list-item>
      </text:list>
      <text:p text:style-name="P11"/>
      <text:p text:style-name="Standard"><text:span text:style-name="T5"><text:s text:c="2"/></text:span><text:span text:style-name="T10">/// @brief set the order book listener</text:span></text:p>
      <text:p text:style-name="P33"><text:span text:style-name="T5"><text:s text:c="2"/></text:span><text:span text:style-name="T3">void</text:span><text:span text:style-name="T5"> set_order_book_listener(TypedOrderBookListener* listener);</text:span></text:p>
      <text:list xml:id="list3724201850055181850" text:style-name="L7">
        <text:list-item>
          <text:p text:style-name="P35"><text:span text:style-name="T26">change(book)</text:span></text:p>
          <text:list>
            <text:list-item>
              <text:p text:style-name="P37">Book identifies the security.</text:p>
            </text:list-item>
          </text:list>
        </text:list-item>
      </text:list>
      <text:p text:style-name="P33"/>
      <text:p text:style-name="Heading_20_1"><text:span text:style-name="T23">The </text:span>Order Concept or Interface</text:p>
      <text:p text:style-name="P5"><text:span text:style-name="T24">To act as an Order, an object must provide these methods</text:span>:</text:p>
      <text:p text:style-name="P7"/>
      <text:p text:style-name="P30"><text:span text:style-name="T4"><text:s text:c="2"/></text:span><text:span text:style-name="T8">/// @brief is this order a buy?</text:span></text:p>
      <text:p text:style-name="P30"><text:span text:style-name="T8"><text:s text:c="2"/>/// </text:span><text:span text:style-name="T9">If not, it’s a sell.</text:span></text:p>
      <text:p text:style-name="P30"><text:span text:style-name="T4"><text:s text:c="2"/></text:span><text:span text:style-name="T2">bool</text:span><text:span text:style-name="T4"> is_buy() </text:span><text:span text:style-name="T2">const</text:span><text:span text:style-name="T4">;</text:span></text:p>
      <text:p text:style-name="P9"/>
      <text:p text:style-name="P30"><text:span text:style-name="T4"><text:s text:c="2"/></text:span><text:span text:style-name="T8">/// @brief the </text:span><text:span text:style-name="T9">limit </text:span><text:span text:style-name="T8">price of this order.</text:span></text:p>
      <text:p text:style-name="P30"><text:span text:style-name="T8"><text:s text:c="2"/>/// 0 if a </text:span><text:span text:style-name="T9">this is </text:span><text:span text:style-name="T8">market order</text:span></text:p>
      <text:p text:style-name="P30"><text:span text:style-name="T4"><text:s text:c="2"/></text:span><text:span text:style-name="T7">Price</text:span><text:span text:style-name="T4"> price() </text:span><text:span text:style-name="T2">const</text:span><text:span text:style-name="T4">;</text:span></text:p>
      <text:p text:style-name="P9"/>
      <text:p text:style-name="P30"><text:span text:style-name="T4"><text:s text:c="2"/></text:span><text:span text:style-name="T8">/// @brief </text:span><text:span text:style-name="T9">T</text:span><text:span text:style-name="T8">he quantity of this order</text:span></text:p>
      <text:p text:style-name="P30"><text:span text:style-name="T4"><text:s text:c="2"/></text:span><text:span text:style-name="T7">Quantity</text:span><text:span text:style-name="T4"> order_qty() </text:span><text:span text:style-name="T2">const</text:span><text:span text:style-name="T4">;</text:span></text:p>
      <text:p text:style-name="P5"/>
      <text:p text:style-name="P5">Both Price and <text:span text:style-name="T11">Quantity</text:span> are <text:span text:style-name="T11">unsigned 32 bit numbers. <text:s/>These numbers can be positive or zero, but the actual units are not important to Liquibook. <text:s/>Thus one security could specify price in 1000ths of a penny, and quantity in 100 share bundles, while another security specified price in 100 Euro increments, and quantity in 1/8th of a ton units. <text:s/>As long as the definition of price and quantity is consistent for every order of a particular security, Liquibook will work correctly.</text:span></text:p>
      <text:p text:style-name="P8"/>
      <text:p text:style-name="P6"><text:span text:style-name="T19">If if the custom order class <text:s/>inherits from liquibook::book::Order. the compiler will enforce the </text:span>requirement. <text:s/></text:p>
      <text:p text:style-name="P6"><text:soft-page-break/></text:p>
      <text:p text:style-name="P6">However it is not actually <text:span text:style-name="T13">necessary for a custom order class </text:span>to inherit from Order. <text:s/><text:span text:style-name="T13">Any object that</text:span> provide methods that match the signatures defined in the Order interface <text:span text:style-name="T13">can be used. <text:s/>[Or to put it another way Order is a concept, not an interface.]</text:span></text:p>
      <text:p text:style-name="P6"/>
      <text:p text:style-name="P31"/>
      <text:p text:style-name="P23">Minimal Example</text:p>
      <text:p text:style-name="P23"/>
      <text:p text:style-name="P23">****<text:span text:style-name="T25">THIS NEEDS WORK*****</text:span></text:p>
      <text:p text:style-name="P23"/>
      <text:p text:style-name="P24"><text:s text:c="2"/><text:span text:style-name="T27">typedef std::shared_ptr&lt;MyOrder&gt; OrderPtr ;</text:span></text:p>
      <text:p text:style-name="P24"/>
      <text:p text:style-name="P23"><text:s text:c="2"/>// Create type-specific order book</text:p>
      <text:p text:style-name="P23"><text:s text:c="2"/>book::OrderBook<text:span text:style-name="T27">&lt;OrderPtr&gt;</text:span> order_book;</text:p>
      <text:p text:style-name="P23"/>
      <text:p text:style-name="P23"><text:s text:c="2"/>// Attach desired event handler(s)</text:p>
      <text:p text:style-name="P23"><text:s text:c="2"/>order_book.set_order_listener(listener);</text:p>
      <text:p text:style-name="P23"/>
      <text:p text:style-name="P23"><text:s text:c="2"/>// Create order - my Order class, not Liquibook's!</text:p>
      <text:p text:style-name="P23"><text:s text:c="2"/><text:span text:style-name="T27">OrderPtr</text:span> order<text:span text:style-name="T27">(</text:span>new MyOrder()<text:span text:style-name="T27">);</text:span></text:p>
      <text:p text:style-name="P23"/>
      <text:p text:style-name="P23"><text:s text:c="2"/>// Add the order to the order book</text:p>
      <text:p text:style-name="P23"><text:s text:c="2"/>order_book.add(order);</text:p>
      <text:p text:style-name="P23"/>
      <text:p text:style-name="P23"><text:s text:c="2"/>// Trigger event handlers</text:p>
      <text:p text:style-name="P23"><text:s text:c="2"/>order_book.perform_callbacks();</text:p>
      <text:p text:style-name="P21"/>
      <text:p text:style-name="P21"/>
      <text:p text:style-name="P21"/>
      <text:p text:style-name="P21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9:30:56.562000000</meta:creation-date>
    <dc:date>2017-01-25T08:53:07.906000000</dc:date>
    <meta:editing-duration>PT17H41M20S</meta:editing-duration>
    <meta:editing-cycles>7</meta:editing-cycles>
    <meta:generator>LibreOffice/5.1.4.2$Windows_x86 LibreOffice_project/f99d75f39f1c57ebdd7ffc5f42867c12031db97a</meta:generator>
    <meta:document-statistic meta:table-count="0" meta:image-count="0" meta:object-count="0" meta:page-count="4" meta:paragraph-count="90" meta:word-count="1240" meta:character-count="7827" meta:non-whitespace-character-count="6508"/>
  </office:meta>
</office:document-meta>
</file>